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61.61pt" svg:height="372.13pt" svg:x="258.07pt" svg:y="11.88pt">
            <draw:object draw:notify-on-update-of-ranges="Sheet1.A2:Sheet1.A25 Sheet1.B2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Opamp-Ou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2" calcext:value-type="float">
            <text:p>0.022</text:p>
          </table:table-cell>
          <table:table-cell table:formula="of:=[.A3]/[.B3]" office:value-type="float" office:value="454.545454545455" calcext:value-type="float">
            <text:p>454.545454545455</text:p>
          </table:table-cell>
          <table:table-cell table:formula="of:=[.A3]*2.2/1000"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5" calcext:value-type="float">
            <text:p>0.045</text:p>
          </table:table-cell>
          <table:table-cell table:formula="of:=[.A4]/[.B4]" office:value-type="float" office:value="444.444444444444" calcext:value-type="float">
            <text:p>444.444444444444</text:p>
          </table:table-cell>
          <table:table-cell table:formula="of:=[.A4]*2.2/1000"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7" calcext:value-type="float">
            <text:p>0.067</text:p>
          </table:table-cell>
          <table:table-cell table:formula="of:=[.A5]/[.B5]" office:value-type="float" office:value="447.761194029851" calcext:value-type="float">
            <text:p>447.761194029851</text:p>
          </table:table-cell>
          <table:table-cell table:formula="of:=[.A5]*2.2/1000"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9" calcext:value-type="float">
            <text:p>0.09</text:p>
          </table:table-cell>
          <table:table-cell table:formula="of:=[.A6]/[.B6]" office:value-type="float" office:value="444.444444444444" calcext:value-type="float">
            <text:p>444.444444444444</text:p>
          </table:table-cell>
          <table:table-cell table:formula="of:=[.A6]*2.2/1000"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12" calcext:value-type="float">
            <text:p>0.112</text:p>
          </table:table-cell>
          <table:table-cell table:formula="of:=[.A7]/[.B7]" office:value-type="float" office:value="446.428571428571" calcext:value-type="float">
            <text:p>446.428571428571</text:p>
          </table:table-cell>
          <table:table-cell table:formula="of:=[.A7]*2.2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22" calcext:value-type="float">
            <text:p>0.222</text:p>
          </table:table-cell>
          <table:table-cell table:formula="of:=[.A8]/[.B8]" office:value-type="float" office:value="450.450450450451" calcext:value-type="float">
            <text:p>450.450450450451</text:p>
          </table:table-cell>
          <table:table-cell table:formula="of:=[.A8]*2.2/1000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41" calcext:value-type="float">
            <text:p>0.441</text:p>
          </table:table-cell>
          <table:table-cell table:formula="of:=[.A9]/[.B9]" office:value-type="float" office:value="453.514739229025" calcext:value-type="float">
            <text:p>453.514739229025</text:p>
          </table:table-cell>
          <table:table-cell table:formula="of:=[.A9]*2.2/1000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79" calcext:value-type="float">
            <text:p>0.879</text:p>
          </table:table-cell>
          <table:table-cell table:formula="of:=[.A10]/[.B10]" office:value-type="float" office:value="455.062571103527" calcext:value-type="float">
            <text:p>455.062571103527</text:p>
          </table:table-cell>
          <table:table-cell table:formula="of:=[.A10]*2.2/10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" calcext:value-type="float">
            <text:p>1.1</text:p>
          </table:table-cell>
          <table:table-cell table:formula="of:=[.A11]/[.B11]" office:value-type="float" office:value="454.545454545455" calcext:value-type="float">
            <text:p>454.545454545455</text:p>
          </table:table-cell>
          <table:table-cell table:formula="of:=[.A11]*2.2/10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652" calcext:value-type="float">
            <text:p>1.652</text:p>
          </table:table-cell>
          <table:table-cell table:formula="of:=[.A12]/[.B12]" office:value-type="float" office:value="453.995157384988" calcext:value-type="float">
            <text:p>453.995157384988</text:p>
          </table:table-cell>
          <table:table-cell table:formula="of:=[.A12]*2.2/1000"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2" calcext:value-type="float">
            <text:p>2.2</text:p>
          </table:table-cell>
          <table:table-cell table:formula="of:=[.A13]/[.B13]" office:value-type="float" office:value="454.545454545455" calcext:value-type="float">
            <text:p>454.545454545455</text:p>
          </table:table-cell>
          <table:table-cell table:formula="of:=[.A13]*2.2/1000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.75" calcext:value-type="float">
            <text:p>2.75</text:p>
          </table:table-cell>
          <table:table-cell table:formula="of:=[.A14]/[.B14]" office:value-type="float" office:value="454.545454545455" calcext:value-type="float">
            <text:p>454.545454545455</text:p>
          </table:table-cell>
          <table:table-cell table:formula="of:=[.A14]*2.2/1000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.298" calcext:value-type="float">
            <text:p>3.298</text:p>
          </table:table-cell>
          <table:table-cell table:formula="of:=[.A15]/[.B15]" office:value-type="float" office:value="454.821103699212" calcext:value-type="float">
            <text:p>454.821103699212</text:p>
          </table:table-cell>
          <table:table-cell table:formula="of:=[.A15]*2.2/1000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.843" calcext:value-type="float">
            <text:p>3.843</text:p>
          </table:table-cell>
          <table:table-cell table:formula="of:=[.A16]/[.B16]" office:value-type="float" office:value="455.373406193078" calcext:value-type="float">
            <text:p>455.373406193078</text:p>
          </table:table-cell>
          <table:table-cell table:formula="of:=[.A16]*2.2/1000"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.392" calcext:value-type="float">
            <text:p>4.392</text:p>
          </table:table-cell>
          <table:table-cell table:formula="of:=[.A17]/[.B17]" office:value-type="float" office:value="455.373406193078" calcext:value-type="float">
            <text:p>455.373406193078</text:p>
          </table:table-cell>
          <table:table-cell table:formula="of:=[.A17]*2.2/1000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.493" calcext:value-type="float">
            <text:p>5.493</text:p>
          </table:table-cell>
          <table:table-cell table:formula="of:=[.A18]/[.B18]" office:value-type="float" office:value="455.124704168942" calcext:value-type="float">
            <text:p>455.124704168942</text:p>
          </table:table-cell>
          <table:table-cell table:formula="of:=[.A18]*2.2/1000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.59" calcext:value-type="float">
            <text:p>6.59</text:p>
          </table:table-cell>
          <table:table-cell table:formula="of:=[.A19]/[.B19]" office:value-type="float" office:value="455.235204855842" calcext:value-type="float">
            <text:p>455.235204855842</text:p>
          </table:table-cell>
          <table:table-cell table:formula="of:=[.A19]*2.2/1000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7.14" calcext:value-type="float">
            <text:p>7.14</text:p>
          </table:table-cell>
          <table:table-cell table:formula="of:=[.A20]/[.B20]" office:value-type="float" office:value="455.182072829132" calcext:value-type="float">
            <text:p>455.182072829132</text:p>
          </table:table-cell>
          <table:table-cell table:formula="of:=[.A20]*2.2/1000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.69" calcext:value-type="float">
            <text:p>7.69</text:p>
          </table:table-cell>
          <table:table-cell table:formula="of:=[.A21]/[.B21]" office:value-type="float" office:value="455.136540962289" calcext:value-type="float">
            <text:p>455.136540962289</text:p>
          </table:table-cell>
          <table:table-cell table:formula="of:=[.A21]*2.2/1000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8.24" calcext:value-type="float">
            <text:p>8.24</text:p>
          </table:table-cell>
          <table:table-cell table:formula="of:=[.A22]/[.B22]" office:value-type="float" office:value="455.097087378641" calcext:value-type="float">
            <text:p>455.097087378641</text:p>
          </table:table-cell>
          <table:table-cell table:formula="of:=[.A22]*2.2/1000"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.78" calcext:value-type="float">
            <text:p>8.78</text:p>
          </table:table-cell>
          <table:table-cell table:formula="of:=[.A23]/[.B23]" office:value-type="float" office:value="455.580865603645" calcext:value-type="float">
            <text:p>455.580865603645</text:p>
          </table:table-cell>
          <table:table-cell table:formula="of:=[.A23]*2.2/1000"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8.89" calcext:value-type="float">
            <text:p>8.89</text:p>
          </table:table-cell>
          <table:table-cell table:formula="of:=[.A24]/[.B24]" office:value-type="float" office:value="455.568053993251" calcext:value-type="float">
            <text:p>455.568053993251</text:p>
          </table:table-cell>
          <table:table-cell table:formula="of:=[.A24]*2.2/1000"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8.99" calcext:value-type="float">
            <text:p>8.99</text:p>
          </table:table-cell>
          <table:table-cell table:formula="of:=[.A25]/[.B25]" office:value-type="float" office:value="455.506117908788" calcext:value-type="float">
            <text:p>455.506117908788</text:p>
          </table:table-cell>
          <table:table-cell table:formula="of:=[.A25]*2.2/1000" office:value-type="float" office:value="9.009" calcext:value-type="float">
            <text:p>9.0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AVERAGE([.C3:.C25])" office:value-type="float" office:value="453.142693673175" calcext:value-type="float">
            <text:p>453.142693673175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formula="of:=1+12/10" office:value-type="float" office:value="2.2" calcext:value-type="float">
            <text:p>2.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20:30:11.343445421</meta:creation-date>
    <dc:date>2018-12-18T20:49:59.102435225</dc:date>
    <meta:editing-duration>PT8M56S</meta:editing-duration>
    <meta:editing-cycles>1</meta:editing-cycles>
    <meta:document-statistic meta:table-count="1" meta:cell-count="9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341cm" svg:height="13.129cm" xlink:href=".." xlink:type="simple" chart:class="chart:scatter" chart:style-name="ch1">
        <chart:legend chart:legend-position="end" svg:x="20.489cm" svg:y="6.265cm" style:legend-expansion="high" chart:style-name="ch2"/>
        <chart:plot-area chart:style-name="ch3" table:cell-range-address="Sheet1.A2:Sheet1.B25" svg:x="0.466cm" svg:y="0.262cm" svg:width="19.557cm" svg:height="12.605cm">
          <chartooo:coordinate-region svg:x="0.902cm" svg:y="0.461cm" svg:width="18.564cm" svg:height="11.7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5" chart:class="chart:scatter">
            <chart:domain table:cell-range-address="Sheet1.A2:Sheet1.A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5</svg:desc>
                </draw:g>
              </table:table-cell>
              <table:table-cell office:value-type="float" office:value="0">
                <text:p>0</text:p>
                <draw:g>
                  <svg:desc>Sheet1.B2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1.652">
                <text:p>1.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0">
                <text:p>125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3.298">
                <text:p>3.2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0">
                <text:p>1750</text:p>
              </table:table-cell>
              <table:table-cell office:value-type="float" office:value="3.843">
                <text:p>3.8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4.392">
                <text:p>4.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0">
                <text:p>2500</text:p>
              </table:table-cell>
              <table:table-cell office:value-type="float" office:value="5.493">
                <text:p>5.4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">
                <text:p>3000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50">
                <text:p>3250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00">
                <text:p>3500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50">
                <text:p>3750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">
                <text:p>4000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50">
                <text:p>4050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95">
                <text:p>4095</text:p>
              </table:table-cell>
              <table:table-cell office:value-type="float" office:value="8.99">
                <text:p>8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